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FormTransformer.relayEndElement( String uri , String name , String ra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FormTransformer.startTransformingElement( String uri , String name , String raw , Attributes att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mpleFormTransformer.startFormElement( String uri , String name , String raw , Attributes at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alueList.ValueList( Object [ ]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FormTransformer.getNextValu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FormTransformer.re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FormTransformer.getName( String 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impleFormTransformer.setupInputModul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SimpleFormTransformer.startNonCheckableElement( String aName , String uri , String name , String raw , AttributesImpl attribu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mpleFormTransformer.startTextareaElement( String uri , String name , String raw , Attributes attribut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impleFormTransformer.endRepeatElement( String uri , String name , String raw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leFormTransforme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FormTransformer.relayStartElement( boolean skip , boolean skipChildrenOnly , String uri , String name , String raw , Attributes att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ValueList.get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FormTransformer.SimpleForm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ormTransformer.endTransformingElement( String uri , String name , String raw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impleFormTransformer.normalizeAttributes( Attributes att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impleForm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FormTransformer.startOptionElement( String uri , String name , String raw , Attributes att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impleFormTransformer.configure(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peaterStatu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ormTransformer.startErrorElement( String uri , String name , String raw , Attributes att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RepeaterStatus.RepeaterStatus( String var , int count ,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FormTransformer.startCheckableElement( String aName , String uri , String name , String raw , AttributesImpl attribut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impleFormTransformer.evaluat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FormTransformer.startRepeatElement( String uri , String name , String raw , Attributes 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FormTransformer.getValues( String 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impleFormTransformer.startSelectElement( String uri , String name , String raw , Attributes att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impleFormTransformer.printAttributes(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FormTransformer.relayStartElement( String uri , String name , String raw , 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ormTransformer.startInputElement( String uri , String name , String raw , Attributes att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